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ading_20_1" style:list-style-name="WWNum1" style:master-page-name="First_20_Page">
      <style:paragraph-properties style:page-number="auto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 fo:break-before="pag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3676482832195074" text:style-name="WWNum1">
        <text:list-header>
          <text:h text:style-name="P2" text:outline-level="1">CICD</text:h>
        </text:list-header>
      </text:list>
      <text:list xml:id="list3293544446051761429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31-1-2019</text:p>
      <text:p text:style-name="Standard"/>
      <text:p text:style-name="P1">Link de Interes:<text:tab/><text:tab/><text:a xlink:type="simple" xlink:href="https://translate.googleusercontent.com/translate_c?depth=1&amp;hl=es&amp;prev=search&amp;rurl=translate.google.es&amp;sl=en&amp;sp=nmt4&amp;u=https://medium.com/flutter-community/cicd-for-flutter-fdc07fe52abd&amp;xid=25657,15700023,15700186,15700191,15700248&amp;usg=ALkJrhhRzJHtk8CQdkiiY73IBnzaU207SA" text:style-name="Internet_20_link" text:visited-style-name="Visited_20_Internet_20_Link">CI/CD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4</meta:editing-cycles>
    <meta:creation-date>2019-01-31T16:57:31</meta:creation-date>
    <meta:editing-duration>PT7H36M56S</meta:editing-duration>
    <meta:generator>OpenOffice/4.1.6$Unix OpenOffice.org_project/416m1$Build-9790</meta:generator>
    <meta:initial-creator>Máximo Meza</meta:initial-creator>
    <dc:date>2019-02-01T00:34:27</dc:date>
    <dc:creator>Máximo Meza</dc:creator>
    <meta:document-statistic meta:table-count="0" meta:image-count="0" meta:object-count="0" meta:page-count="2" meta:paragraph-count="8" meta:word-count="19" meta:character-count="1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